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.879cm" style:rel-column-width="7236*"/>
    </style:style>
    <style:style style:name="Table1.B" style:family="table-column">
      <style:table-column-properties style:column-width="10.954cm" style:rel-column-width="42195*"/>
    </style:style>
    <style:style style:name="Table1.C" style:family="table-column">
      <style:table-column-properties style:column-width="2.064cm" style:rel-column-width="7949*"/>
    </style:style>
    <style:style style:name="Table1.D" style:family="table-column">
      <style:table-column-properties style:column-width="2.117cm" style:rel-column-width="815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2.011cm" style:rel-column-width="1140*"/>
    </style:style>
    <style:style style:name="Table2.B" style:family="table-column">
      <style:table-column-properties style:column-width="10.82cm" style:rel-column-width="6134*"/>
    </style:style>
    <style:style style:name="Table2.C" style:family="table-column">
      <style:table-column-properties style:column-width="2.064cm" style:rel-column-width="1170*"/>
    </style:style>
    <style:style style:name="Table2.D" style:family="table-column">
      <style:table-column-properties style:column-width="2.118cm" style:rel-column-width="1201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master-page-name="">
      <style:paragraph-properties fo:margin-left="1.799cm" fo:margin-right="0cm" fo:margin-top="0cm" fo:margin-bottom="0.212cm" fo:text-indent="-1.799cm" style:auto-text-indent="false" style:page-number="auto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ext_20_body">
      <style:text-properties fo:color="#ff3333"/>
    </style:style>
    <style:style style:name="P4" style:family="paragraph" style:parent-style-name="Text_20_body">
      <style:text-properties fo:color="#000000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color="#ff3333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>
      <style:text-properties fo:color="#000000"/>
    </style:style>
    <style:style style:name="P10" style:family="paragraph" style:parent-style-name="Text_20_body" style:list-style-name="L3">
      <style:text-properties fo:color="#000000" style:text-line-through-style="none"/>
    </style:style>
    <style:style style:name="P11" style:family="paragraph" style:parent-style-name="Text_20_body" style:list-style-name="L1">
      <style:text-properties fo:color="#000000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top="0cm" fo:margin-bottom="0.212cm"/>
      <style:text-properties fo:color="#000000"/>
    </style:style>
    <style:style style:name="P14" style:family="paragraph" style:parent-style-name="Text_20_body" style:list-style-name="L2">
      <style:paragraph-properties fo:margin-top="0cm" fo:margin-bottom="0.212cm"/>
    </style:style>
    <style:style style:name="P15" style:family="paragraph" style:parent-style-name="Text_20_body" style:list-style-name="L2" style:master-page-name="">
      <style:paragraph-properties fo:margin-top="0cm" fo:margin-bottom="0.212cm" style:page-number="auto"/>
      <style:text-properties fo:color="#000000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color="#ff3333"/>
    </style:style>
    <style:style style:name="T2" style:family="text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e Bewerbungsplattform von Kiebitz</text:h>
      <text:h text:style-name="Heading_20_2" text:outline-level="2">Requirement description</text:h>
      <text:p text:style-name="Text_20_body"/>
      <text:h text:style-name="Heading_20_3" text:outline-level="3">1. Kontext</text:h>
      <text:p text:style-name="Text_20_body"/>
      <text:p text:style-name="Text_20_body">Ende Januar 2014 soll ein erster Prototyp eines Bewerbungsportals für Kiebitz fertig sein. Der Prototyp besteht aus einem Frontend für Bewerber. <text:span text:style-name="T2">Dieser dient den Teilnehmern der Bewerbungswerkstatt dazu, den Umgang mit Onlinebewerbungen zu üben.</text:span></text:p>
      <text:p text:style-name="Text_20_body">Das Jobportal wird als Webapplikation in der Programmiersprache Java geschrieben. Die Benutzeroberfläche wird durch HTML Seiten dargestellt, welche vom Java-Programm generiert werden. Das Java-Programm ist auf dem Server abgelegt.</text:p>
      <text:p text:style-name="Text_20_body"/>
      <text:h text:style-name="Heading_20_3" text:outline-level="3">2. Gliederung der Bewerbungsplattform</text:h>
      <text:p text:style-name="Text_20_body"/>
      <text:p text:style-name="Text_20_body">Die Benutzeroberfläch<text:span text:style-name="T2">e des Prototyps </text:span>besteht aus 5 Masken. </text:p>
      <text:p text:style-name="Text_20_body"/>
      <text:list xml:id="list5834170159749062880" text:style-name="L1">
        <text:list-item>
          <text:p text:style-name="P5">Maske: Datenschutzvereinbarung </text:p>
          <text:list>
            <text:list-item>
              <text:list>
                <text:list-header>
                  <text:p text:style-name="P11">Wesentliche Punkte:</text:p>
                  <text:p text:style-name="P6"><text:span text:style-name="T2">- Die Daten können nur von Kiebitz Mitarbeitenden eingesehen werden</text:span> &lt;&lt; wer genau?</text:p>
                  <text:p text:style-name="P11">- Bei der Übertragung der Daten wird eine 128-Bit Verschlüsselung angewandt (HTTPS)</text:p>
                  <text:p text:style-name="P6"><text:span text:style-name="T2">- Die Daten werden nicht an Dritte weitergegeben,</text:span> ausser Kiebitz ist gesetzlich dazu verpflichtet.</text:p>
                  <text:p text:style-name="P11">- Der Bewerber hat das Recht, Auskunft betreffend der über ihn gespeicherte Daten zu erhalten. Er kann jederzeit die Richtigstellung oder Löschung der Daten verlangen. </text:p>
                  <text:p text:style-name="P11">- Der Bewerber erklärt sich damit einverstanden, dass die Daten von Kiebitz gespeichert werden; dass die Daten von Kiebitz zum Verwendungszweck bearbeitet werden dürfen; dass die Daten bis auf Widerruf des Bewerbers gespeichert werden und für später frei werdende Stellen, die dem Bewerberprofil entsprechen, berücksichtigt werden dürfen </text:p>
                  <text:p text:style-name="P11">- <text:s/>Der Bewerber garantiert, dass die Daten richtig und aktuell sind</text:p>
                  <text:p text:style-name="P6"><text:span text:style-name="T2">- Wenn der Bewerber Fragen zu dieser Datenschutzvereinbarung hat, so kann er sich an den Datenschutzbeauftragten von Kiebitz</text:span> &lt;&lt;&lt;gibt es diesen? <text:s text:c="2"/>wenden. <text:span text:style-name="T2"><text:s/>Bei Fragen zur Datensicherheit kann er sich an den Beauftragten für IT-Security wenden.</text:span></text:p>
                  <text:p text:style-name="P6"/>
                </text:list-header>
              </text:list>
            </text:list-item>
          </text:list>
        </text:list-item>
      </text:list>
      <text:p text:style-name="P3"/>
      <text:p text:style-name="P3"><text:soft-page-break/></text:p>
      <text:p text:style-name="P3"/>
      <text:list xml:id="list8296015870049017649" text:style-name="L2">
        <text:list-item>
          <text:p text:style-name="P7">Maske: <text:span text:style-name="T2">Kontaktdaten (Enitity „Candidate“)</text:span></text:p>
        </text:list-item>
      </text:list>
      <text:p text:style-name="P4"><text:tab/><text:tab/>Felder: Anrede („title“)</text:p>
      <text:p text:style-name="P4"><text:tab/><text:tab/><text:tab/>Vorname, Nachname („firstName“, „lastName“</text:p>
      <text:p text:style-name="P4"><text:tab/><text:tab/><text:tab/>Strasse und Strassennummer (nicht „Adresse“) („street“) </text:p>
      <text:p text:style-name="P4"><text:tab/><text:tab/><text:tab/>PLZ, Ort (nicht „Wohnort“) („plz“, „city“)</text:p>
      <text:p text:style-name="P4"><text:tab/><text:tab/><text:tab/>Telefonnummer, Mobilnummer („phoneFix“, „phoneMobile“)</text:p>
      <text:p text:style-name="P4"><text:tab/><text:tab/><text:tab/>Email-Adresse („email“)</text:p>
      <text:p text:style-name="P4"><text:tab/></text:p>
      <text:list xml:id="list131887433" text:continue-numbering="true" text:style-name="L2">
        <text:list-item>
          <text:p text:style-name="P15">Maske: Ausbildung und Erfahrung (Entity „Skills“)</text:p>
        </text:list-item>
      </text:list>
      <text:p text:style-name="P13"><text:tab/><text:tab/>Gruppe Ausbildung</text:p>
      <text:p text:style-name="P13"><text:tab/><text:tab/><text:tab/>Felder:<text:tab/>Bildungseinrichtung („institution“)</text:p>
      <text:p text:style-name="P13"><text:tab/><text:tab/><text:tab/><text:tab/>Fachrichtung („topic“)</text:p>
      <text:p text:style-name="P13"><text:tab/><text:tab/><text:tab/><text:tab/>Abschluss/Grad („degree“)</text:p>
      <text:p text:style-name="P13"><text:tab/><text:tab/><text:tab/><text:tab/>Ausbildungsstart („startDateEducation“)</text:p>
      <text:p text:style-name="P13"><text:tab/><text:tab/><text:tab/><text:tab/>Abschlussdatum („endDateEducation“)</text:p>
      <text:p text:style-name="P13"><text:tab/><text:tab/><text:tab/><text:tab/>Voraussichtliches Abschlussdatum (Häkchen) („prospectiveEnd“)</text:p>
      <text:p text:style-name="P13"><text:tab/><text:tab/>Gruppe Berufserfahrung</text:p>
      <text:p text:style-name="P13"><text:tab/><text:tab/><text:tab/>Felder: Tätigkeit („position“)</text:p>
      <text:p text:style-name="P13"><text:tab/><text:tab/><text:tab/><text:tab/>Fachrichtung („jobField“)</text:p>
      <text:p text:style-name="P13"><text:tab/><text:tab/><text:tab/><text:tab/>Kündigungsfrist („cancelationPeriod“)</text:p>
      <text:p text:style-name="P13"><text:tab/><text:tab/><text:tab/><text:tab/>Beginn der Tätigkeit („startDateExperience“)</text:p>
      <text:p text:style-name="P13"><text:tab/><text:tab/><text:tab/><text:tab/>Ende der Tätigkeit („endDateExprience“)</text:p>
      <text:p text:style-name="P13"><text:tab/><text:tab/><text:tab/><text:tab/>Derzeitige Tätigkeit (Häkchen) („currentPosition“)</text:p>
      <text:p text:style-name="P13"/>
      <text:p text:style-name="P13"/>
      <text:list xml:id="list881688912" text:continue-numbering="true" text:style-name="L2">
        <text:list-item>
          <text:p text:style-name="P14">Maske: Dokumente: Upload von .pdf-Dateien</text:p>
        </text:list-item>
        <text:list-item>
          <text:p text:style-name="P14">Maske: Zusammenfassung und Absenden der Daten</text:p>
        </text:list-item>
      </text:list>
      <text:p text:style-name="P1"/>
      <text:h text:style-name="Heading_20_3" text:outline-level="3">3. Zusätzliche Eigenschaften (im ersten Prototyp nicht enthalten)</text:h>
      <text:list xml:id="list6953108083389000185" text:style-name="L3">
        <text:list-item>
          <text:p text:style-name="P8">Liste mit Jobs, für welche sich ein Benutzer bewerben kann, Verbindung zu Benutzerprofil</text:p>
        </text:list-item>
        <text:list-item>
          <text:p text:style-name="P10">Dem Benutzer ermöglichen ein Konto anzulegen</text:p>
        </text:list-item>
        <text:list-item>
          <text:p text:style-name="P10">Spamschutz</text:p>
        </text:list-item>
        <text:list-item>
          <text:p text:style-name="P10">Backend für Arbeitgeber</text:p>
        </text:list-item>
      </text:list>
      <text:p text:style-name="P4"/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Version</text:p>
          </table:table-cell>
          <table:table-cell table:style-name="Table1.A1" office:value-type="string">
            <text:p text:style-name="P2">Änderungen</text:p>
          </table:table-cell>
          <table:table-cell table:style-name="Table1.A1" office:value-type="string">
            <text:p text:style-name="P2">Datum</text:p>
          </table:table-cell>
          <table:table-cell table:style-name="Table1.D1" office:value-type="string">
            <text:p text:style-name="P2">Autor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Initialversion</text:p>
          </table:table-cell>
          <table:table-cell table:style-name="Table1.C2" office:value-type="date" office:date-value="2013-11-19">
            <text:p text:style-name="Table_20_Contents">19.11.13</text:p>
          </table:table-cell>
          <table:table-cell table:style-name="Table1.D2" office:value-type="string">
            <text:p text:style-name="Table_20_Contents">anke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Aktualisierungen in allen Kapiteln nach Gespräch</text:p>
          </table:table-cell>
          <table:table-cell table:style-name="Table1.C2" office:value-type="date" office:date-value="2013-11-21">
            <text:p text:style-name="Table_20_Contents">21.11.13</text:p>
          </table:table-cell>
          <table:table-cell table:style-name="Table1.D2" office:value-type="string">
            <text:p text:style-name="Table_20_Contents">pagr</text:p>
          </table:table-cell>
        </table:table-row>
        <table:table-row>
          <table:table-cell table:style-name="Table1.B2" office:value-type="string">
            <text:p text:style-name="Table_20_Contents">3</text:p>
          </table:table-cell>
          <table:table-cell table:style-name="Table1.B2" office:value-type="string">
            <text:p text:style-name="Table_20_Contents">Aktualisierungen in Kapitel 2. Gliederung</text:p>
          </table:table-cell>
          <table:table-cell table:style-name="Table1.B2" office:value-type="string">
            <text:p text:style-name="Table_20_Contents">21.11.13</text:p>
          </table:table-cell>
          <table:table-cell table:style-name="Table1.D2" office:value-type="string">
            <text:p text:style-name="Table_20_Contents">anke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B2" office:value-type="string">
            <text:p text:style-name="Table_20_Contents">Kapitel 2 (Gliederung): Vorschläge zu Datenschutz und Entities übernommen<text:line-break/>Sektion „Offene Fragen“ hinzugefügt</text:p>
          </table:table-cell>
          <table:table-cell table:style-name="Table1.C2" office:value-type="date" office:date-value="2013-11-21">
            <text:p text:style-name="Table_20_Contents">21.11.13</text:p>
          </table:table-cell>
          <table:table-cell table:style-name="Table1.D2" office:value-type="string">
            <text:p text:style-name="Table_20_Contents">pagr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P12">Offene Fragen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Datum</text:p>
          </table:table-cell>
          <table:table-cell table:style-name="Table2.D1" office:value-type="string">
            <text:p text:style-name="P2">Autor</text:p>
          </table:table-cell>
        </table:table-row>
        <table:table-row>
          <table:table-cell table:style-name="Table2.A2" office:value-type="string">
            <text:p text:style-name="Table_20_Contents">Frage:</text:p>
          </table:table-cell>
          <table:table-cell table:style-name="Table2.A2" office:value-type="string">
            <text:p text:style-name="Table_20_Contents">Wer kann die Bewerberdaten alles sehen?</text:p>
          </table:table-cell>
          <table:table-cell table:style-name="Table2.C2" office:value-type="date" office:date-value="2013-11-21">
            <text:p text:style-name="Table_20_Contents">21.11.13</text:p>
          </table:table-cell>
          <table:table-cell table:style-name="Table2.D2" office:value-type="string">
            <text:p text:style-name="Table_20_Contents">pagr</text:p>
          </table:table-cell>
        </table:table-row>
        <table:table-row>
          <table:table-cell table:style-name="Table2.A2" office:value-type="string">
            <text:p text:style-name="Table_20_Contents">Antwort:</text:p>
          </table:table-cell>
          <table:table-cell table:style-name="Table2.A2" office:value-type="string">
            <text:p text:style-name="Table_20_Contents"/>
          </table:table-cell>
          <table:table-cell table:style-name="Table2.C2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Frage:</text:p>
          </table:table-cell>
          <table:table-cell table:style-name="Table2.A2" office:value-type="string">
            <text:p text:style-name="Table_20_Contents">Kann Kiebitz einen Datenschutz- und IT-Security-Beauftragten zur Verfügung stellen?</text:p>
          </table:table-cell>
          <table:table-cell table:style-name="Table2.C2" office:value-type="date" office:date-value="2013-11-21">
            <text:p text:style-name="Table_20_Contents">21.11.13</text:p>
          </table:table-cell>
          <table:table-cell table:style-name="Table2.D2" office:value-type="string">
            <text:p text:style-name="Table_20_Contents">pagr</text:p>
          </table:table-cell>
        </table:table-row>
        <table:table-row>
          <table:table-cell table:style-name="Table2.A2" office:value-type="string">
            <text:p text:style-name="Table_20_Contents">Antwort: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Frage:</text:p>
          </table:table-cell>
          <table:table-cell table:style-name="Table2.A2" office:value-type="string">
            <text:p text:style-name="Table_20_Contents"/>
          </table:table-cell>
          <table:table-cell table:style-name="Table2.C2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ntwort: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Frage: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ntwort: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Keller</meta:initial-creator>
    <meta:creation-date>2013-11-19T11:38:08.568734569</meta:creation-date>
    <dc:date>2013-11-21T14:38:39</dc:date>
    <meta:editing-duration>PT3H43M31S</meta:editing-duration>
    <meta:editing-cycles>33</meta:editing-cycles>
    <meta:generator>OpenOffice/4.0.0$Linux OpenOffice.org_project/400m3$Build-9702</meta:generator>
    <meta:document-statistic meta:table-count="2" meta:image-count="0" meta:object-count="0" meta:page-count="3" meta:paragraph-count="83" meta:word-count="440" meta:character-count="3505"/>
  </office:meta>
</office:document-meta>
</file>